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/text:p>
      <text:p text:style-name="Standard">layout: post</text:p>
      <text:p text:style-name="Standard">title: Type checking</text:p>
      <text:p text:style-name="Standard">---</text:p>
      <text:p text:style-name="Standard"/>
      <text:p text:style-name="Standard">h2. {{ page.title }}</text:p>
      <text:p text:style-name="P2"/>
      <text:p text:style-name="P3">&lt;p class="publish_date"&gt;7 November 2011&lt;/p&gt;</text:p>
      <text:p text:style-name="Standard"/>
      <text:p text:style-name="Standard"/>
      <text:p text:style-name="Standard">Most scripting languages do not perform type checking during compilation, </text:p>
      <text:p text:style-name="Standard"/>
      <text:p text:style-name="Standard">However PERL goes the middle ground; one can enable STRICT mode; in strict mode the following situations are compilation errors; without STRICT mode these errors are runtime errors.</text:p>
      <text:p text:style-name="Standard"/>
      <text:p text:style-name="Standard">* use of variable that has not been initialized</text:p>
      <text:p text:style-name="Standard">* call of function that has not been declared.</text:p>
      <text:p text:style-name="Standard">* Use of scalar variable as string.</text:p>
      <text:p text:style-name="Standard"/>
      <text:p text:style-name="Standard">I think that this is a very useful feature; fixing these errors during compilation is easier then debugging the program and looking for them while debugging the program.</text:p>
      <text:p text:style-name="Standard"/>
      <text:p text:style-name="P1">Now Perl is sort of unique among scripting languages in that it can enforce some typing very easily; each variable has its type as prefix , $sc here <text:span text:style-name="T1">sc </text:span>is a scalar $v[i] here <text:span text:style-name="T1">v </text:span>is a vector and $vv{ 'aa' } <text:span text:style-name="T1">vv</text:span> is a hash. When type is not part of variable name, then you have to do some type inference in order to implement this feature;</text:p>
      <text:p text:style-name="P1"/>
      <text:p text:style-name="P1">Of course we can't have full type checking; this is a scripting language, after all.</text:p>
      <text:p text:style-name="P1">If a variable is inserted into a collection (array or hash table) and later retrieved from the collection, then its type can only be checked during run time.</text:p>
      <text:p text:style-name="P1"/>
      <text:p text:style-name="P1">Anyhow for the Pooh scripting language we are going to implement a limited form of type chec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m m</meta:initial-creator>
    <meta:creation-date>2012-06-06T11:22:39.80</meta:creation-date>
    <dc:date>2012-06-11T05:19:05.81</dc:date>
    <meta:editing-duration>PT00H25M36S</meta:editing-duration>
    <meta:editing-cycles>10</meta:editing-cycles>
    <meta:generator>OpenOffice.org/3.1$Win32 OpenOffice.org_project/310m19$Build-9420</meta:generator>
    <meta:document-statistic meta:table-count="0" meta:image-count="0" meta:object-count="0" meta:page-count="1" meta:paragraph-count="16" meta:word-count="234" meta:character-count="1325"/>
  </office:meta>
</office:document-meta>
</file>